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ize="24pt" style:font-size-asian="24pt" style:font-size-complex="24pt"/>
    </style:style>
    <style:style style:name="T3" style:family="text">
      <style:text-properties fo:font-size="24pt"/>
    </style:style>
    <style:style style:name="T4" style:family="text">
      <style:text-properties style:font-name="Garamond"/>
    </style:style>
    <style:style style:name="T5" style:family="text">
      <style:text-properties style:font-size-asian="24pt"/>
    </style:style>
    <style:style style:name="T6" style:family="text">
      <style:text-properties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zličné úvodzovky</text:p>
      <text:p text:style-name="P1"/>
      <text:p text:style-name="Standard">„slovenské“ dvojité a ‚jednoduché‘, aj „české“ (začiatočná: vždy dolná, krútená ako „9“; koncové: vždy horná, krútená ako „6“); v texte, ktorý je bezpätkovým písmom, vyzerajú takto: <text:span text:style-name="T1">„slovenské“ a ‚jednoduché‘</text:span>; iným typom písma: <text:span text:style-name="T4">„slovenské“ a ‚jednoduché‘</text:span></text:p>
      <text:p text:style-name="P1"/>
      <text:p text:style-name="P1">“anglické” úvodzovky (obidve horné, začiatočná 6 a konečná 9);</text:p>
      <text:p text:style-name="Standard">“anglické” resp. <text:span text:style-name="T2">“anglické”</text:span> inými typmi písma</text:p>
      <text:p text:style-name="P1"/>
      <text:p text:style-name="P1">český príp. latinský breviár používa aj tieto úvodzovky: </text:p>
      <text:p text:style-name="P1">»citovaný text« resp. opačne «citovaný text»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sk" fo:country="SK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>
      <style:text-properties fo:font-size="24pt" style:font-size-asian="24pt" style:font-size-complex="2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Vidéky</meta:initial-creator>
    <meta:creation-date>2011-04-20T09:15:16.93</meta:creation-date>
    <dc:date>2011-04-20T12:28:59.42</dc:date>
    <dc:creator>Juraj Vidéky</dc:creator>
    <meta:editing-duration>PT03H13M41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1" meta:paragraph-count="6" meta:word-count="78" meta:character-count="480"/>
  </office:meta>
</office:document-meta>
</file>